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normal" officeooo:rsid="000807e3" officeooo:paragraph-rsid="000807e3" style:font-weight-asian="normal" style:font-weight-complex="normal"/>
    </style:style>
    <style:style style:name="P2" style:family="paragraph" style:parent-style-name="Standard">
      <style:text-properties style:text-underline-style="none" fo:font-weight="normal" officeooo:rsid="000807e3" officeooo:paragraph-rsid="000807e3"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исновки дослідження</text:p>
      <text:p text:style-name="P1"/>
      <text:p text:style-name="P2">Я провів дослідження ідеальних умов для астматиків та визначив, що це температура від +8 до +30 градусів за шкалою Цельсія та абсолютна вологість від 50 до 80 є досить сприятливим и для людей з астмою. Після цього я написав програму у вигляді веб-додаткі, яка знаходить ідеальні за цими критеріями місця. Ця програма працює досить добре за цими критеріями. </text:p>
      <text:p text:style-name="P2"/>
      <text:p text:style-name="P2">Нажаль, є багато факторів, які впливають на ймовірність рецидиву в астматиків: певні алергенні рослини, викиди певних газів у повітря. Т.я. ці фактори неможливо отримати за допомогою web api, то я не включив їх у своє дослідження. Тому моє дослідження не володіє достатньою точністю у реальному житті. За умови, якби за назвою міста(місцевості) можна було б знайти перелік рослин, забрудненість повітря та інші фактори, то я міг би зробити мою програму точнішою. Також за умови існування такої можливості не виключено, що додаток, який би використовував ці дані, працював би набагато повільніше через збільшення кількості інформації для обробк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20:24:40.746352738</meta:creation-date>
    <dc:date>2018-05-24T22:08:17.457778505</dc:date>
    <meta:editing-duration>PT1H33M26S</meta:editing-duration>
    <meta:editing-cycles>1</meta:editing-cycles>
    <meta:document-statistic meta:table-count="0" meta:image-count="0" meta:object-count="0" meta:page-count="1" meta:paragraph-count="3" meta:word-count="156" meta:character-count="1023" meta:non-whitespace-character-count="868"/>
    <meta:generator>LibreOffice/5.4.6.2$Linux_X86_64 LibreOffice_project/40m0$Build-2</meta:generator>
  </office:meta>
</office:document-meta>
</file>